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k Mukta1" svg:font-family="'Ek Mukta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9b3b" officeooo:paragraph-rsid="001c9b3b" style:font-weight-asian="bold" style:font-weight-complex="bold"/>
    </style:style>
    <style:style style:name="P2" style:family="paragraph" style:parent-style-name="Standard">
      <style:text-properties fo:font-weight="bold" officeooo:rsid="0023d55d" officeooo:paragraph-rsid="0023d55d" style:font-weight-asian="bold" style:font-weight-complex="bold"/>
    </style:style>
    <style:style style:name="P3" style:family="paragraph" style:parent-style-name="Standard" style:list-style-name="L1">
      <style:text-properties officeooo:rsid="0013b202" officeooo:paragraph-rsid="0013b202"/>
    </style:style>
    <style:style style:name="P4" style:family="paragraph" style:parent-style-name="Standard" style:list-style-name="L1">
      <style:text-properties officeooo:rsid="0013b202" officeooo:paragraph-rsid="0014a6ff"/>
    </style:style>
    <style:style style:name="P5" style:family="paragraph" style:parent-style-name="Standard" style:list-style-name="L1">
      <style:text-properties officeooo:rsid="0013b202" officeooo:paragraph-rsid="0017abcf"/>
    </style:style>
    <style:style style:name="P6" style:family="paragraph" style:parent-style-name="Standard" style:list-style-name="L1">
      <style:text-properties officeooo:rsid="0013b202" officeooo:paragraph-rsid="001afce9"/>
    </style:style>
    <style:style style:name="P7" style:family="paragraph" style:parent-style-name="Standard" style:list-style-name="L1">
      <style:text-properties officeooo:rsid="001bf8a8" officeooo:paragraph-rsid="001bf8a8"/>
    </style:style>
    <style:style style:name="P8" style:family="paragraph" style:parent-style-name="Standard" style:list-style-name="L1">
      <style:text-properties officeooo:rsid="0019075a" officeooo:paragraph-rsid="0019075a"/>
    </style:style>
    <style:style style:name="P9" style:family="paragraph" style:parent-style-name="Standard" style:list-style-name="L1">
      <style:text-properties officeooo:rsid="001afce9" officeooo:paragraph-rsid="001afce9"/>
    </style:style>
    <style:style style:name="P10" style:family="paragraph" style:parent-style-name="Standard" style:list-style-name="L2">
      <style:text-properties fo:font-weight="normal" officeooo:rsid="0025bfde" officeooo:paragraph-rsid="0025bfde" style:font-weight-asian="normal" style:font-weight-complex="normal"/>
    </style:style>
    <style:style style:name="T1" style:family="text">
      <style:text-properties officeooo:rsid="00169926"/>
    </style:style>
    <style:style style:name="T2" style:family="text">
      <style:text-properties officeooo:rsid="0019075a"/>
    </style:style>
    <style:style style:name="T3" style:family="text">
      <style:text-properties officeooo:rsid="001afce9"/>
    </style:style>
    <style:style style:name="T4" style:family="text">
      <style:text-properties officeooo:rsid="002742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ometry</text:p>
      <text:list xml:id="list4285490732143428836" text:style-name="L1">
        <text:list-item>
          <text:p text:style-name="P3"><text:span text:style-name="T3">(2.1) <text:tab/><text:tab/></text:span>Coordinate geometry</text:p>
        </text:list-item>
        <text:list-item>
          <text:p text:style-name="P3"><text:span text:style-name="T3">(2.4)<text:tab/><text:tab/></text:span>Arcs and sectors of circles</text:p>
        </text:list-item>
        <text:list-item>
          <text:p text:style-name="P3"><text:span text:style-name="T3">(2.4) <text:tab/><text:tab/></text:span>The sine and cosine rules</text:p>
        </text:list-item>
      </text:list>
      <text:p text:style-name="P1">Algebra</text:p>
      <text:list xml:id="list164122766361732" text:continue-numbering="true" text:style-name="L1">
        <text:list-item>
          <text:p text:style-name="P3"><text:span text:style-name="T3">(2.2) <text:tab/><text:tab/></text:span>Functions and their graphs</text:p>
        </text:list-item>
        <text:list-item>
          <text:p text:style-name="P4"><text:span text:style-name="T3">(2.2/2.6) <text:tab/></text:span>Linear and quadratic equations</text:p>
        </text:list-item>
        <text:list-item>
          <text:p text:style-name="P5"><text:span text:style-name="T3">(2.6/2.14) <text:tab/>Simultaneous </text:span>equations</text:p>
        </text:list-item>
        <text:list-item>
          <text:p text:style-name="P5"><text:span text:style-name="T3">(2.6/2.14) <text:tab/></text:span>Linear inequations</text:p>
        </text:list-item>
        <text:list-item>
          <text:p text:style-name="P5"><text:span text:style-name="T3">(2.6) <text:tab/><text:tab/></text:span>The quadratic formula</text:p>
        </text:list-item>
        <text:list-item>
          <text:p text:style-name="P6"><text:span text:style-name="T3">(2.2/2.6)<text:tab/></text:span>Exponential <text:span text:style-name="T2">and</text:span> <text:span text:style-name="T2">l</text:span>ogarithmic functions</text:p>
        </text:list-item>
        <text:list-item>
          <text:p text:style-name="P3"><text:span text:style-name="T3">(2.2/2.6) <text:tab/></text:span>Negative and fractional powers</text:p>
        </text:list-item>
      </text:list>
      <text:p text:style-name="P1">Calculus</text:p>
      <text:list xml:id="list164121822021546" text:continue-numbering="true" text:style-name="L1">
        <text:list-item>
          <text:p text:style-name="P5"><text:span text:style-name="T3">(2.7) <text:tab/><text:tab/>S</text:span>lopes of polynomials <text:span text:style-name="T1">and the derivative</text:span></text:p>
        </text:list-item>
        <text:list-item>
          <text:p text:style-name="P3"><text:span text:style-name="T3">(2.7) <text:tab/><text:tab/></text:span>Tangent l<text:span text:style-name="T1">i</text:span>nes and approximation</text:p>
        </text:list-item>
        <text:list-item>
          <text:p text:style-name="P3"><text:span text:style-name="T3">(2.7) <text:tab/><text:tab/></text:span>Optimisation</text:p>
        </text:list-item>
        <text:list-item>
          <text:p text:style-name="P3"><text:span text:style-name="T3">(2.7) <text:tab/><text:tab/></text:span>Functions from slope</text:p>
        </text:list-item>
        <text:list-item>
          <text:p text:style-name="P3"><text:span text:style-name="T3">(2.7) <text:tab/><text:tab/></text:span>Kinematics</text:p>
        </text:list-item>
      </text:list>
      <text:p text:style-name="P1">Combinatorics</text:p>
      <text:list xml:id="list164122901540459" text:continue-numbering="true" text:style-name="L1">
        <text:list-item>
          <text:p text:style-name="P7">(Stats?)<text:tab/>Counting</text:p>
        </text:list-item>
        <text:list-item>
          <text:p text:style-name="P8"><text:span text:style-name="T3">(2.3) <text:tab/><text:tab/>Sequences, series, and f</text:span>ractals</text:p>
        </text:list-item>
        <text:list-item>
          <text:p text:style-name="P9">(2.5) <text:tab/><text:tab/>Graph theory</text:p>
        </text:list-item>
      </text:list>
      <text:p text:style-name="P2">Statistics</text:p>
      <text:list xml:id="list203775602738683084" text:style-name="L2">
        <text:list-item>
          <text:p text:style-name="P10">(2.10/2.11)<text:tab/>The statistical enquiry process</text:p>
        </text:list-item>
        <text:list-item>
          <text:p text:style-name="P10">(2.9/2.11)<text:tab/>Sampling</text:p>
        </text:list-item>
        <text:list-item>
          <text:p text:style-name="P10">(2.9)<text:tab/><text:tab/>Statistical inference</text:p>
        </text:list-item>
        <text:list-item>
          <text:p text:style-name="P10">(2.12/2.13)<text:tab/><text:span text:style-name="T4">P</text:span>robability <text:span text:style-name="T4">and risk</text:span></text:p>
        </text:list-item>
        <text:list-item>
          <text:p text:style-name="P10">(2.12)<text:tab/><text:tab/>Probability distribu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k Mukta1" svg:font-family="'Ek Mukta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dobe Blank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dobe Blank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09:53:58.635534241</meta:creation-date>
    <dc:date>2019-01-31T16:41:20.784919968</dc:date>
    <meta:editing-duration>PT20H11M10S</meta:editing-duration>
    <meta:editing-cycles>14</meta:editing-cycles>
    <meta:generator>LibreOffice/5.2.7.2$Linux_X86_64 LibreOffice_project/20m0$Build-2</meta:generator>
    <meta:document-statistic meta:table-count="0" meta:image-count="0" meta:object-count="0" meta:page-count="1" meta:paragraph-count="28" meta:word-count="120" meta:character-count="840" meta:non-whitespace-character-count="742"/>
  </office:meta>
</office:document-meta>
</file>